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a7d7"/>
    </style:style>
    <style:style style:name="P2" style:family="paragraph" style:parent-style-name="Standard">
      <style:text-properties officeooo:paragraph-rsid="0010739a"/>
    </style:style>
    <style:style style:name="P3" style:family="paragraph" style:parent-style-name="Standard">
      <style:text-properties fo:color="#000000" loext:opacity="100%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ca7d7"/>
    </style:style>
    <style:style style:name="T4" style:family="text">
      <style:text-properties officeooo:rsid="0010739a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edits</text:h>
      <text:p text:style-name="Standard"/>
      <text:p text:style-name="P2">Like most (art) projects, <text:span text:style-name="T1">ghosts of data past</text:span><text:span text:style-name="T2"> </text:span>was not the work of a single person, but relied on the collaboration with and the support of a large number of people. Some of the people receiving credit and thanks here actively participated in this project, others provided knowledge and inspiration, knowingly or unknowingly.</text:p>
      <text:p text:style-name="Standard"/>
      <text:h text:style-name="Heading_20_2" text:outline-level="2">Ghosts</text:h>
      <text:p text:style-name="Standard"/>
      <text:p text:style-name="Standard">A big part of the basis for this project were the mails Hendrik Kempt<text:note text:id="ftn1" text:note-class="footnote"><text:note-citation>1</text:note-citation><text:note-body><text:p text:style-name="P1"><text:tab/>Henrik Kempt has a practice as a philosopher, working in applied ethics, also in the field of AI. He writes books, too: You can find out more about him on his <text:a xlink:type="simple" xlink:href="https://twitter.com/hkem" text:style-name="Internet_20_link" text:visited-style-name="Visited_20_Internet_20_Link">Twitter</text:a></text:p></text:note-body></text:note> and I wrote over the winter 21/22. These mails make up half of the dataset for the text generating AI.</text:p>
      <text:p text:style-name="Standard"/>
      <text:p text:style-name="Standard">The other half of the dataset was created by Sarah Lucey and Lola Wittstamm, who worked on the project as performers, improvising a messenger chat over the duration of three days.</text:p>
      <text:p text:style-name="Standard"/>
      <text:p text:style-name="Standard">All participants provided their face for filming and image dataset creation.</text:p>
      <text:p text:style-name="Standard"/>
      <text:h text:style-name="Heading_20_2" text:outline-level="2">Material and Software</text:h>
      <text:p text:style-name="Standard"/>
      <text:p text:style-name="Standard">The fonts used in this project are <text:a xlink:type="simple" xlink:href="https://abcdinamo.com/typefaces/favorit" text:style-name="Internet_20_link" text:visited-style-name="Visited_20_Internet_20_Link">ABC Favorit</text:a> by ABC Dynamo and <text:a xlink:type="simple" xlink:href="https://www.dafont.com/pwsmokey.font" text:style-name="Internet_20_link" text:visited-style-name="Visited_20_Internet_20_Link">PW Smokey</text:a>.</text:p>
      <text:p text:style-name="Standard"/>
      <text:p text:style-name="Standard">The AI used in this project are <text:a xlink:type="simple" xlink:href="https://github.com/EleutherAI/gpt-neo/" text:style-name="Internet_20_link" text:visited-style-name="Visited_20_Internet_20_Link">GPT Neo</text:a> by Eleuther AI for text generation and <text:a xlink:type="simple" xlink:href="https://github.com/NVlabs/stylegan3" text:style-name="Internet_20_link" text:visited-style-name="Visited_20_Internet_20_Link">StyleGAN3</text:a><text:note text:id="ftn2" text:note-class="footnote"><text:note-citation>2</text:note-citation><text:note-body><text:p text:style-name="P1"><text:tab/>The source code of StyleGAN3 slightly was modified slightly by me, adding features that make dataset preparation from videos easier. You can find my fork <text:a xlink:type="simple" xlink:href="https://github.com/salty-muffin/stylegan3" text:style-name="Internet_20_link" text:visited-style-name="Visited_20_Internet_20_Link">here</text:a>.</text:p></text:note-body></text:note> by NVIDIA<text:note text:id="ftn3" text:note-class="footnote"><text:note-citation>3</text:note-citation><text:note-body><text:p text:style-name="P1"><text:tab/>I would have preferred not to have used AIs by large co<text:span text:style-name="T3">r</text:span>p<text:span text:style-name="T3">o</text:span>ration<text:span text:style-name="T3">s</text:span>. Unfortunate<text:span text:style-name="T3">ly</text:span> it is hard avoid at this time, especially when quality in image generation is required.</text:p></text:note-body></text:note> for selfie generation. Additionally <text:a xlink:type="simple" xlink:href="https://github.com/magenta/magenta/tree/main/magenta/models/nsynth" text:style-name="Internet_20_link" text:visited-style-name="Visited_20_Internet_20_Link">NSynth</text:a> was used for generating and abstracting the notification sounds. For all AIs <text:span text:style-name="T3">p</text:span>retrained models were used that were provided by the creators of the respective AIs. For GPT Neo <text:span text:style-name="T4">and</text:span> StyleGAN3 these were finetuned with my own datasets.</text:p>
      <text:p text:style-name="Standard"/>
      <text:h text:style-name="Heading_20_2" text:outline-level="2">Inspiration</text:h>
      <text:p text:style-name="Standard"/>
      <text:p text:style-name="Standard">The look of these documentation pages, especially the sidenotes, are inspired by <text:a xlink:type="simple" xlink:href="https://www.gwern.net/Faces" text:style-name="Internet_20_link" text:visited-style-name="Visited_20_Internet_20_Link">gwern.net</text:a> by Gwern Branwen. Additionally this site taught me a lot about working with style<text:span text:style-name="T3">GAN</text:span>.</text:p>
      <text:p text:style-name="Standard"/>
      <text:h text:style-name="Heading_20_2" text:outline-level="2">Support</text:h>
      <text:p text:style-name="Standard"/>
      <text:p text:style-name="Standard">I would like to thank all participants of the <text:a xlink:type="simple" xlink:href="https://gbb.kunsthochschulekassel.de/" text:style-name="Internet_20_link" text:visited-style-name="Visited_20_Internet_20_Link">Graduate School for Moving Images</text:a> at the Kunsthochschule Kassel, to whom I presented the current state of this project multiple times and who gave feedback and encouragement. These lovely people are: Alicia Carotta, Laura Därr, Katrin Esser, Juliane Henrich, Geeske Janßen, Steph Joyce, Young Kyun Kim, Silke Körber, Benedict Reinhold, Tobias Sauer, Christoph Schnerr, Andara Shastika and N.B. Spiders. I am also grateful for <text:soft-page-break/>the work of Lisa Dreykluft and Holger Jenss, which creates this wonderful environment, which lets projects like this happen.</text:p>
      <text:p text:style-name="Standard"/>
      <text:p text:style-name="Standard">Additionally I would like to thank the teachers and professors at the Kunsthochschule Kassel, who supported <text:span text:style-name="T1">ghosts of data past</text:span> through help and feedback: Joel Baumann, Björn Melhus, Rosa Menkmann, Jan Peters and Johanna Schaffer.</text:p>
      <text:p text:style-name="Standard"/>
      <text:p text:style-name="Standard">Before a shared studio with Nikolai Huckle I knew very little about how AI worked or what it <text:span text:style-name="T3">might mean</text:span> to work with it. Thanks to him that changed very quickly.</text:p>
      <text:p text:style-name="Standard"/>
      <text:p text:style-name="Standard">Conversations with Lukas Fuchs and Rebekka Wiese were instrumental in shaping the outcome of this experiment, thank you for that.</text:p>
      <text:p text:style-name="Standard"/>
      <text:p text:style-name="Standard">Thank you Jonas Deuter and Julia Perkuhn for helping me with picking a font.</text:p>
      <text:p text:style-name="Standard"/>
      <text:p text:style-name="P3"><office:annotation office:name="__Annotation__149_3186193763" loext:resolved="false"><dc:creator>Unknown Author</dc:creator><dc:date>2022-09-08T17:28:20.519854209</dc:date><text:p text:style-name="P4"><text:span text:style-name="T5">I can do better than that.</text:span></text:p></office:annotation>I would like to give special thanks to my parents, Gero Gries and Ivana Jokl, for their support in general and with this project specifically.<office:annotation-end office:name="__Annotation__149_3186193763"/></text:p>
      <text:p text:style-name="Standard"/>
      <text:p text:style-name="Standard">And last but not at all least I would like to thank Res Sigusch, without whose intelligent input, emotional support and love this certainly would have been a much less joyful affair.</text:p>
      <text:p text:style-name="Standard"/>
      <text:h text:style-name="Heading_20_2" text:outline-level="2">Funding</text:h>
      <text:p text:style-name="Standard"/>
      <text:p text:style-name="Standard">The project was funded by the <text:a xlink:type="simple" xlink:href="https://www.kdfs.de/" text:style-name="Internet_20_link" text:visited-style-name="Visited_20_Internet_20_Link">KdFS</text:a>, which allowed me to pay the performers and license the fonts used. Hendrik Kempt refused to be paid for his collaboration.</text:p>
      <text:p text:style-name="Standard"/>
      <text:p text:style-name="P1"><text:span text:style-name="T3">During my time working on this project, I</text:span> was supported <text:span text:style-name="T3">by</text:span> <text:span text:style-name="T3">the HAB</text:span> scholarship from the <text:a xlink:type="simple" xlink:href="https://www.hfmakademie.de/" text:style-name="Internet_20_link" text:visited-style-name="Visited_20_Internet_20_Link">HfMA</text:a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1:51:11.522627724</meta:creation-date>
    <dc:date>2022-09-08T17:28:35.084056671</dc:date>
    <meta:editing-duration>PT14M1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2" meta:paragraph-count="25" meta:word-count="621" meta:character-count="3700" meta:non-whitespace-character-count="3101"/>
  </office:meta>
</office:document-meta>
</file>